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m.isEqualTo( final Item i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tem.Item( final int index , final Item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.set( final int in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.set( final int type , final String strVal1 , final String strVal2 , final String strVal3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